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</office:automatic-styles>
  <office:body>
    <office:text>
      <text:h text:style-name="Title">Hong Minhee --- Résumé</text:h>
      <text:h text:style-name="Heading_20_1" text:outline-level="1">Personal Details</text:h>
      <text:p text:style-name="Definition_20_Term">Email</text:p>
      <text:p text:style-name="Definition_20_Definition"><text:a xlink:type="simple" xlink:href="mailto:minhee+resume@dahlia.kr" office:name=""><text:span text:style-name="Definition">minhee+resume@dahlia.kr</text:span></text:a></text:p>
      <text:p text:style-name="Definition_20_Term">Website</text:p>
      <text:p text:style-name="Definition_20_Definition"><text:a xlink:type="simple" xlink:href="http://dahlia.kr/" office:name=""><text:span text:style-name="Definition">http://dahlia.kr/</text:span></text:a></text:p>
      <text:p text:style-name="Definition_20_Term">Phone</text:p>
      <text:p text:style-name="Definition_20_Definition">+82 10-3229-7392</text:p>
      <text:h text:style-name="Heading_20_1" text:outline-level="1">Summary</text:h>
      <text:p text:style-name="Definition_20_Term">Interests</text:p>
      <text:list text:style-name="L1">
        <text:list-item>
          <text:p text:style-name="P1">Network programming: implementing asynchronous event driven servers and clients.</text:p>
        </text:list-item>
        <text:list-item>
          <text:p text:style-name="P1">Domain-specific languages, minimal scripting languages: implementing parsers, evaluators, and compilers.</text:p>
        </text:list-item>
        <text:list-item>
          <text:p text:style-name="P1">Technical writing: in particular, documenting large legacy code base, technical blogging.</text:p>
        </text:list-item>
        <text:list-item>
          <text:p text:style-name="P1">Project setting: e.g. choosing appropriate technology for the job, effectively maintaining conventions, continuous integration.</text:p>
        </text:list-item>
      </text:list>
      <text:p text:style-name="Definition_20_Term">Skills</text:p>
      <text:list text:style-name="L2">
        <text:list-item>
          <text:p text:style-name="P2">Languages: Python, C/C++, Ruby, JavaScript, PHP, bash</text:p>
        </text:list-item>
        <text:list-item>
          <text:p text:style-name="P2">Web Frameworks: Flask, Werkzeug, Jinja, Rails, LESS/SCSS</text:p>
        </text:list-item>
        <text:list-item>
          <text:p text:style-name="P2">XML Technologies: SAX, DOM, XPath, XSLT, lxml, libxml</text:p>
        </text:list-item>
        <text:list-item>
          <text:p text:style-name="P2">Databases: PostgreSQL, Oracle, Redis, Memcached, Membase, Tokyo Cabinet, SQLite, MySQL, SQLAlchemy</text:p>
        </text:list-item>
        <text:list-item>
          <text:p text:style-name="P2">Network Programming Libraries: gevent, eventlet, Tornado</text:p>
        </text:list-item>
        <text:list-item>
          <text:p text:style-name="P2">Web Servers: Nginx, Apache, Green Unicorn</text:p>
        </text:list-item>
        <text:list-item>
          <text:p text:style-name="P2">Tools: Vim, Mercurial (including internal API), Git, Subversion</text:p>
        </text:list-item>
      </text:list>
      <text:h text:style-name="Heading_20_1" text:outline-level="1">Education</text:h>
      <text:p text:style-name="Definition_20_Term">2004--2007 Sunrin Internet High School</text:p>
      <text:h text:style-name="Heading_20_1" text:outline-level="1">Mentoring</text:h>
      <text:p text:style-name="First_20_paragraph">2010-- Mentor of <text:a xlink:type="simple" xlink:href="http://swmaestro.kr/" office:name=""><text:span text:style-name="Definition">Software Maestro</text:span></text:a> program by the <text:a xlink:type="simple" xlink:href="http://www.mke.go.kr/" office:name=""><text:span text:style-name="Definition">Ministry of Knowledge Economy, Republic of Korea</text:span></text:a>.</text:p>
      <text:p text:style-name="Definition_20_Term">2007, 2008</text:p>
      <text:p text:style-name="Definition_20_Definition">Mentor of <text:a xlink:type="simple" xlink:href="http://woc.openmaru.com/" office:name=""><text:span text:style-name="Definition">Winter of Code</text:span></text:a>.</text:p>
      <text:h text:style-name="Heading_20_1" text:outline-level="1">Employment</text:h>
      <text:p text:style-name="Definition_20_Term">2013 <text:a xlink:type="simple" xlink:href="http://beatpacking.com/" office:name=""><text:span text:style-name="Definition">The Beatpacking Company</text:span></text:a></text:p>
      <text:p text:style-name="Definition_20_Definition">Worked as programmer.</text:p>
      <text:p text:style-name="Definition_20_Definition">Android application. [Technologies: Java]</text:p>
      <text:p text:style-name="Definition_20_Definition">Backend server. [Technologies: Python, <text:a xlink:type="simple" xlink:href="http://flask.pocoo.org/" office:name=""><text:span text:style-name="Definition">Flask</text:span></text:a>, <text:a xlink:type="simple" xlink:href="http://sqlalchemy.org/" office:name=""><text:span text:style-name="Definition">SQLAlchemy</text:span></text:a>, <text:a xlink:type="simple" xlink:href="http://www.celeryproject.org/" office:name=""><text:span text:style-name="Definition">Celery</text:span></text:a>, <text:a xlink:type="simple" xlink:href="http://postgresql.org/" office:name=""><text:span text:style-name="Definition">PostgreSQL</text:span></text:a>, <text:a xlink:type="simple" xlink:href="http://fabfile.org/" office:name=""><text:span text:style-name="Definition">Fabric</text:span></text:a>, Linux, <text:a xlink:type="simple" xlink:href="http://aws.amazon.com/" office:name=""><text:span text:style-name="Definition">Amazon Web Services</text:span></text:a> (<text:a xlink:type="simple" xlink:href="http://aws.amazon.com/ec2/" office:name=""><text:span text:style-name="Definition">EC2</text:span></text:a>, <text:a xlink:type="simple" xlink:href="http://aws.amazon.com/s3/" office:name=""><text:span text:style-name="Definition">S3</text:span></text:a>, <text:a xlink:type="simple" xlink:href="https://aws.amazon.com/sqs/" office:name=""><text:span text:style-name="Definition">SQS</text:span></text:a>, <text:a xlink:type="simple" xlink:href="https://aws.amazon.com/elasticache/" office:name=""><text:span text:style-name="Definition">ElastiCache</text:span></text:a>, <text:a xlink:type="simple" xlink:href="http://aws.amazon.com/route53/" office:name=""><text:span text:style-name="Definition">Route 53</text:span></text:a>, <text:a xlink:type="simple" xlink:href="http://aws.amazon.com/cloudfront/" office:name=""><text:span text:style-name="Definition">CloudFront</text:span></text:a>)]</text:p>
      <text:p text:style-name="Definition_20_Term">2012--2013 <text:a xlink:type="simple" xlink:href="http://crosspop.in/" office:name=""><text:span text:style-name="Definition">Crosspop</text:span></text:a></text:p>
      <text:p text:style-name="Definition_20_Definition">Crosspop is a social platform where anyone can enjoy creating comics/mangas, share and browse them, and connect with other artists and enthusiasts.</text:p>
      <text:p text:style-name="Definition_20_Definition">Self-employed as a founder. [Technologies: Python, <text:a xlink:type="simple" xlink:href="http://flask.pocoo.org/" office:name=""><text:span text:style-name="Definition">Flask</text:span></text:a>, <text:a xlink:type="simple" xlink:href="http://sqlalchemy.org/" office:name=""><text:span text:style-name="Definition">SQLAlchemy</text:span></text:a>, <text:a xlink:type="simple" xlink:href="http://www.celeryproject.org/" office:name=""><text:span text:style-name="Definition">Celery</text:span></text:a>, <text:a xlink:type="simple" xlink:href="http://postgresql.org/" office:name=""><text:span text:style-name="Definition">PostgreSQL</text:span></text:a>, <text:a xlink:type="simple" xlink:href="http://memcached.org/" office:name=""><text:span text:style-name="Definition">Memcached</text:span></text:a>, jQuery, <text:a xlink:type="simple" xlink:href="http://sass-lang.com/" office:name=""><text:span text:style-name="Definition">SCSS</text:span></text:a>, <text:a xlink:type="simple" xlink:href="http://fabfile.org/" office:name=""><text:span text:style-name="Definition">Fabric</text:span></text:a>, Linux, <text:a xlink:type="simple" xlink:href="http://aws.amazon.com/" office:name=""><text:span text:style-name="Definition">Amazon Web Services</text:span></text:a> (<text:a xlink:type="simple" xlink:href="http://aws.amazon.com/ec2/" office:name=""><text:span text:style-name="Definition">EC2</text:span></text:a>, <text:a xlink:type="simple" xlink:href="http://aws.amazon.com/s3/" office:name=""><text:span text:style-name="Definition">S3</text:span></text:a>, <text:a xlink:type="simple" xlink:href="https://aws.amazon.com/sqs/" office:name=""><text:span text:style-name="Definition">SQS</text:span></text:a>, <text:a xlink:type="simple" xlink:href="https://aws.amazon.com/elasticache/" office:name=""><text:span text:style-name="Definition">ElastiCache</text:span></text:a>, <text:a xlink:type="simple" xlink:href="https://aws.amazon.com/ses/" office:name=""><text:span text:style-name="Definition">SES</text:span></text:a>, <text:a xlink:type="simple" xlink:href="http://aws.amazon.com/route53/" office:name=""><text:span text:style-name="Definition">Route 53</text:span></text:a>, <text:a xlink:type="simple" xlink:href="http://aws.amazon.com/cloudfront/" office:name=""><text:span text:style-name="Definition">CloudFront</text:span></text:a>)]</text:p>
      <text:p text:style-name="Definition_20_Term">2012 <text:a xlink:type="simple" xlink:href="http://www.tipforest.com/" office:name=""><text:span text:style-name="Definition">Tipforest</text:span></text:a></text:p>
      <text:p text:style-name="Definition_20_Definition">Tipforest is a collaboratively edited open database project.</text:p>
      <text:p text:style-name="Definition_20_Definition">Worked as programmer. [Technologies: Python, <text:a xlink:type="simple" xlink:href="http://www.djangoproject.com/" office:name=""><text:span text:style-name="Definition">Django</text:span></text:a>, <text:a xlink:type="simple" xlink:href="http://jinja.pocoo.org/" office:name=""><text:span text:style-name="Definition">Jinja</text:span></text:a>, <text:a xlink:type="simple" xlink:href="http://postgresql.org/" office:name=""><text:span text:style-name="Definition">PostgreSQL</text:span></text:a>, <text:a xlink:type="simple" xlink:href="http://heroku.com/" office:name=""><text:span text:style-name="Definition">Heroku</text:span></text:a>]</text:p>
      <text:p text:style-name="Definition_20_Term">2011--2012 <text:a xlink:type="simple" xlink:href="https://stylesha.re/" office:name=""><text:span text:style-name="Definition">StyleShare</text:span></text:a></text:p>
      <text:p text:style-name="Definition_20_Definition">StyleShare is a social network service for fashion lovers.</text:p>
      <text:p text:style-name="Definition_20_Definition">Worked as CTO. [Technologies: Python, <text:a xlink:type="simple" xlink:href="http://flask.pocoo.org/" office:name=""><text:span text:style-name="Definition">Flask</text:span></text:a>, <text:a xlink:type="simple" xlink:href="http://sqlalchemy.org/" office:name=""><text:span text:style-name="Definition">SQLAlchemy</text:span></text:a>, <text:a xlink:type="simple" xlink:href="http://www.celeryproject.org/" office:name=""><text:span text:style-name="Definition">Celery</text:span></text:a>, <text:a xlink:type="simple" xlink:href="http://gevent.org/" office:name=""><text:span text:style-name="Definition">gevent</text:span></text:a>, <text:a xlink:type="simple" xlink:href="http://postgresql.org/" office:name=""><text:span text:style-name="Definition">PostgreSQL</text:span></text:a>, <text:a xlink:type="simple" xlink:href="http://www.rabbitmq.com/" office:name=""><text:span text:style-name="Definition">RabbitMQ</text:span></text:a>, <text:a xlink:type="simple" xlink:href="http://memcached.org/" office:name=""><text:span text:style-name="Definition">Memcached</text:span></text:a>, jQuery, <text:a xlink:type="simple" xlink:href="http://sass-lang.com/" office:name=""><text:span text:style-name="Definition">SCSS</text:span></text:a>, <text:a xlink:type="simple" xlink:href="http://fabfile.org/" office:name=""><text:span text:style-name="Definition">Fabric</text:span></text:a>, Linux, <text:a xlink:type="simple" xlink:href="http://aws.amazon.com/" office:name=""><text:span text:style-name="Definition">Amazon Web Services</text:span></text:a> (<text:a xlink:type="simple" xlink:href="http://aws.amazon.com/ec2/" office:name=""><text:span text:style-name="Definition">EC2</text:span></text:a>, <text:a xlink:type="simple" xlink:href="http://aws.amazon.com/s3/" office:name=""><text:span text:style-name="Definition">S3</text:span></text:a>, <text:a xlink:type="simple" xlink:href="http://aws.amazon.com/route53/" office:name=""><text:span text:style-name="Definition">Route 53</text:span></text:a>, <text:a xlink:type="simple" xlink:href="http://aws.amazon.com/cloudfront/" office:name=""><text:span text:style-name="Definition">CloudFront</text:span></text:a>)]</text:p>
      <text:p text:style-name="Definition_20_Term">2011 <text:a xlink:type="simple" xlink:href="http://www.olaworks.com/" office:name=""><text:span text:style-name="Definition">Olaworks</text:span></text:a></text:p>
      <text:p text:style-name="Definition_20_Definition">Olaworks is a computer vision based company that focuses on facial recognition technology/service.</text:p>
      <text:p text:style-name="Definition_20_Definition">Maintained <text:a xlink:type="simple" xlink:href="http://www.scansearch.com/" office:name=""><text:span text:style-name="Definition">ScanSearch</text:span></text:a>, a social network service based on augmented reality technology. [Technologies: PHP, MySQL, Linux]</text:p>
      <text:p text:style-name="Definition_20_Term">2010 <text:a xlink:type="simple" xlink:href="http://www.cdnetworks.com/" office:name=""><text:span text:style-name="Definition">CDNetworks</text:span></text:a></text:p>
      <text:p text:style-name="Definition_20_Definition">CDNetworks provides technology, network infrastructure and customer services for the delivery of Internet content and applications.</text:p>
      <text:p text:style-name="Definition_20_Definition">Set and maintained a distributed and scalable monitoring system that manages about a million server nodes of CDNetworks. [Technologies: Python, <text:a xlink:type="simple" xlink:href="http://fallabs.com/tokyocabinet/" office:name=""><text:span text:style-name="Definition">Tokyo Cabinet</text:span></text:a>, <text:a xlink:type="simple" xlink:href="http://postgresql.org/" office:name=""><text:span text:style-name="Definition">PostgreSQL</text:span></text:a>, Linux]</text:p>
      <text:p text:style-name="Definition_20_Term">2007--2010 Lunant</text:p>
      <text:p text:style-name="Definition_20_Definition">Set and maintained <text:a xlink:type="simple" xlink:href="http://vlaah.com/" office:name=""><text:span text:style-name="Definition">VLAAH</text:span></text:a>, a social network service for discovering, sharing and utilizing opinions. [Iteration: 1st, Technologies: PHP, <text:a xlink:type="simple" xlink:href="http://postgresql.org/" office:name=""><text:span text:style-name="Definition">PostgreSQL</text:span></text:a>, PL/pgSQL, <text:a xlink:type="simple" xlink:href="http://memcached.org/" office:name=""><text:span text:style-name="Definition">Memcached</text:span></text:a>, <text:a xlink:type="simple" xlink:href="http://mootools.net/" office:name=""><text:span text:style-name="Definition">MooTools</text:span></text:a>, Linux] [Iteration: 2nd, Technologies: Python, <text:a xlink:type="simple" xlink:href="http://sqlalchemy.org/" office:name=""><text:span text:style-name="Definition">SQLAlchemy</text:span></text:a>, <text:a xlink:type="simple" xlink:href="http://werkzeug.pocoo.org/" office:name=""><text:span text:style-name="Definition">Werkzeug</text:span></text:a>, <text:a xlink:type="simple" xlink:href="http://jinja.pocoo.org/" office:name=""><text:span text:style-name="Definition">Jinja</text:span></text:a>, <text:a xlink:type="simple" xlink:href="http://postgresql.org/" office:name=""><text:span text:style-name="Definition">PostgreSQL</text:span></text:a>, PL/pgSQL, <text:a xlink:type="simple" xlink:href="http://memcached.org/" office:name=""><text:span text:style-name="Definition">Memcached</text:span></text:a>, jQuery, Linux]</text:p>
      <text:p text:style-name="Definition_20_Definition">Set and maintained Hantweet, a service that helps Korean users to tweet texts through SMS. [Technologies: Ruby, Rails, MySQL, Java, Linux, <text:a xlink:type="simple" xlink:href="http://heroku.com/" office:name=""><text:span text:style-name="Definition">Heroku</text:span></text:a>]</text:p>
      <text:p text:style-name="Definition_20_Term">2007--2010 <text:a xlink:type="simple" xlink:href="http://kr.nielsen.com/" office:name=""><text:span text:style-name="Definition">Nielsen Korea</text:span></text:a></text:p>
      <text:p text:style-name="Definition_20_Definition">Nielsen Company is a global marketing and advertising research company.</text:p>
      <text:p text:style-name="Definition_20_Definition">Maintained <text:a xlink:type="simple" xlink:href="http://koreanclick.com/" office:name=""><text:span text:style-name="Definition">KoreanClick</text:span></text:a> which provides measurement and analysis of online audiences, advertising, video, consumer-generated media, commerce and consumer behavior. [Technologies: PHP, Oracle, Pro*C, PL/SQL, <text:a xlink:type="simple" xlink:href="http://memcached.org/" office:name=""><text:span text:style-name="Definition">Memcached</text:span></text:a>, <text:a xlink:type="simple" xlink:href="http://mootools.net/" office:name=""><text:span text:style-name="Definition">MooTools</text:span></text:a>, HP-UX]</text:p>
      <text:p text:style-name="Definition_20_Definition">Maintained <text:a xlink:type="simple" xlink:href="http://searchian.com/" office:name=""><text:span text:style-name="Definition">Searchian</text:span></text:a> which provides keyword suggestion for search marketing, analysis of keyword advertising platforms and measurement of keyword usage. [Technologies: Python, <text:a xlink:type="simple" xlink:href="http://sqlalchemy.org/" office:name=""><text:span text:style-name="Definition">SQLAlchemy</text:span></text:a>, <text:a xlink:type="simple" xlink:href="http://www.tornadoweb.org/" office:name=""><text:span text:style-name="Definition">Tornado</text:span></text:a>, <text:a xlink:type="simple" xlink:href="http://jinja.pocoo.org/" office:name=""><text:span text:style-name="Definition">Jinja</text:span></text:a>, Oracle, PL/SQL, jQuery, Linux]</text:p>
      <text:p text:style-name="Definition_20_Definition">Worked as a substitute of mandatory military service.</text:p>
      <text:p text:style-name="Definition_20_Term">2006--2007 <text:a xlink:type="simple" xlink:href="http://www.olaworks.com/" office:name=""><text:span text:style-name="Definition">Olaworks</text:span></text:a></text:p>
      <text:p text:style-name="Definition_20_Definition">Maintained Olalog, a photo sharing social network service based on facial recognition technology. [Iteration: 1st, Technologies: Ruby, Rails, <text:a xlink:type="simple" xlink:href="http://postgresql.org/" office:name=""><text:span text:style-name="Definition">PostgreSQL</text:span></text:a>, <text:a xlink:type="simple" xlink:href="http://prototypejs.org/" office:name=""><text:span text:style-name="Definition">Prototype</text:span></text:a>, <text:a xlink:type="simple" xlink:href="http://script.aculo.us/" office:name=""><text:span text:style-name="Definition">scriptaaculouus</text:span></text:a>, Linux] [Iteration: 2nd, Technologies: PHP, MySQL, <text:a xlink:type="simple" xlink:href="http://prototypejs.org/" office:name=""><text:span text:style-name="Definition">Prototype</text:span></text:a>, <text:a xlink:type="simple" xlink:href="http://script.aculo.us/" office:name=""><text:span text:style-name="Definition">scriptaaculouus</text:span></text:a>, Linux]</text:p>
      <text:p text:style-name="Definition_20_Definition">Retired to do liability for military service.</text:p>
      <text:h text:style-name="Heading_20_1" text:outline-level="1">Open Source Projects</text:h>
      <text:p text:style-name="Definition_20_Term">2012-- <text:a xlink:type="simple" xlink:href="https://github.com/crosspop/asuka" office:name=""><text:span text:style-name="Definition">Asuka</text:span></text:a></text:p>
      <text:p text:style-name="Definition_20_Definition">Deployment system for Python web apps using GitHub and <text:a xlink:type="simple" xlink:href="http://aws.amazon.com/" office:name=""><text:span text:style-name="Definition">Amazon Web Services</text:span></text:a>.</text:p>
      <text:p text:style-name="Definition_20_Term">2012-- <text:a xlink:type="simple" xlink:href="https://github.com/dahlia/libsass-python" office:name=""><text:span text:style-name="Definition">libsassppython</text:span></text:a></text:p>
      <text:p text:style-name="Definition_20_Definition"><text:a xlink:type="simple" xlink:href="http://sass-lang.com/" office:name=""><text:span text:style-name="Definition">SCSS</text:span></text:a> for Python.</text:p>
      <text:p text:style-name="Definition_20_Term">2012-- <text:a xlink:type="simple" xlink:href="https://github.com/dahlia/sider" office:name=""><text:span text:style-name="Definition">Sider</text:span></text:a></text:p>
      <text:p text:style-name="Definition_20_Definition">Persistent object library based on Redis.</text:p>
      <text:p text:style-name="Definition_20_Term">2011-- <text:a xlink:type="simple" xlink:href="http://dahlia.github.com/wand/" office:name=""><text:span text:style-name="Definition">Wand</text:span></text:a></text:p>
      <text:p text:style-name="Definition_20_Definition"><text:span text:style-name="Teletype">ctypes</text:span>-based simple <text:a xlink:type="simple" xlink:href="http://www.imagemagick.org/" office:name=""><text:span text:style-name="Definition">ImageMagick</text:span></text:a> (a widely-used image processing library) binding for Python.</text:p>
      <text:p text:style-name="Definition_20_Term">2011 <text:a xlink:type="simple" xlink:href="http://dahlia.bitbucket.org/futureutils/" office:name=""><text:span text:style-name="Definition">futureutils</text:span></text:a></text:p>
      <text:p text:style-name="Definition_20_Definition">Python module that introduces futures and promises (theoretical concepts of concurrent programming) into iterators and generators.</text:p>
      <text:p text:style-name="Definition_20_Term">2009--2010 <text:a xlink:type="simple" xlink:href="https://github.com/dahlia/lisphp" office:name=""><text:span text:style-name="Definition">Lisphp</text:span></text:a></text:p>
      <text:p text:style-name="Definition_20_Definition">Lisp dialect written in PHP.</text:p>
      <text:p text:style-name="First_20_paragraph">The above list contains only representative projects founded by me. My detailed open source activities can be found in my <text:a xlink:type="simple" xlink:href="https://github.com/dahlia" office:name=""><text:span text:style-name="Definition">GitHub</text:span></text:a> and <text:a xlink:type="simple" xlink:href="http://bitbucket.org/dahlia" office:name=""><text:span text:style-name="Definition">Bitbucket</text:span></text:a>.</text:p>
      <text:h text:style-name="Heading_20_1" text:outline-level="1">Other Activities</text:h>
      <text:p text:style-name="Definition_20_Term">2008--</text:p>
      <text:p text:style-name="Definition_20_Definition">Founder of <text:a xlink:type="simple" xlink:href="http://www.langdev.org/" office:name=""><text:span text:style-name="Definition">LangDev</text:span></text:a>, a forum for programming language designers and compiler implement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ong Minhee --- Résumé</dc:title>
  </office:meta>
</office:document-meta>
</file>